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2.728cm" table:align="center"/>
    </style:style>
    <style:style style:name="Table1.A" style:family="table-column">
      <style:table-column-properties style:column-width="4.983cm"/>
    </style:style>
    <style:style style:name="Table1.B" style:family="table-column">
      <style:table-column-properties style:column-width="4.152cm"/>
    </style:style>
    <style:style style:name="Table1.C" style:family="table-column">
      <style:table-column-properties style:column-width="3.593cm"/>
    </style:style>
    <style:style style:name="Table1.1" style:family="table-row">
      <style:table-row-properties style:row-height="2.54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2" style:family="table-row">
      <style:table-row-properties style:row-height="2.032cm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3" style:family="table-row">
      <style:table-row-properties style:row-height="4.064cm"/>
    </style:style>
    <style:style style:name="Table1.4" style:family="table-row">
      <style:table-row-properties style:row-height="1.524cm"/>
    </style:style>
    <style:style style:name="P1" style:family="paragraph" style:parent-style-name="Title">
      <style:text-properties fo:font-size="14pt" style:font-size-asian="14pt"/>
    </style:style>
    <style:style style:name="P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Text_20_body">
      <style:text-properties fo:font-size="10pt" fo:font-weight="bold" style:font-size-asian="10pt" style:font-weight-asian="bold"/>
    </style:style>
    <style:style style:name="P5" style:family="paragraph" style:parent-style-name="Text_20_body">
      <style:text-properties fo:font-size="11pt" fo:font-weight="bold" style:font-size-asian="11pt" style:font-weight-asian="bold"/>
    </style:style>
    <style:style style:name="P6" style:family="paragraph" style:parent-style-name="Heading_20_2">
      <style:text-properties fo:font-size="14pt" fo:font-weight="bold" style:font-size-asian="14pt" style:font-weight-asian="bold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Standard">
      <style:text-properties fo:font-size="28pt" fo:font-weight="bold" style:font-size-asian="28pt" style:font-weight-asian="bold"/>
    </style:style>
    <style:style style:name="P9" style:family="paragraph" style:parent-style-name="Heading_20_4">
      <style:text-properties fo:font-weight="normal" style:font-weight-asian="normal"/>
    </style:style>
    <style:style style:name="P10" style:family="paragraph" style:parent-style-name="Heading_20_4">
      <style:text-properties fo:font-size="24pt" style:font-size-asian="24pt"/>
    </style:style>
    <style:style style:name="P11" style:family="paragraph" style:parent-style-name="Heading_20_4">
      <style:text-properties fo:font-size="18pt" style:font-size-asian="18pt"/>
    </style:style>
    <style:style style:name="P12" style:family="paragraph" style:parent-style-name="Standard">
      <style:text-properties fo:font-size="18pt" fo:font-weight="bold" style:font-size-asian="18pt" style:font-weight-asian="bold"/>
    </style:style>
    <style:style style:name="P13" style:family="paragraph" style:parent-style-name="Standard">
      <style:text-properties fo:font-size="16pt" fo:font-weight="bold" style:font-size-asian="16pt" style:font-weight-asian="bold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fo:font-size="14pt" fo:font-weight="bold" style:font-size-asian="14pt" style:font-weight-asian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fo:font-size="10pt" style:font-size-asian="10pt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Your Shelter]</text:p>
      <text:p text:style-name="P2">Tel. [Tel] Registered Charity Number [Num]</text:p>
      <text:p text:style-name="P3"/>
      <text:h text:style-name="Heading_20_3" text:outline-level="3">WARNING</text:h>
      <text:p text:style-name="P4">PLEASE DO NOT TOUCH THE DOG AS YOU COULD BE BITTEN IT WILL BE AT YOUR OWN RISK IF YOU TRY TO TOUCH THE DOG</text:p>
      <text:p text:style-name="P5"/>
      <text:h text:style-name="P6" text:outline-level="2">DOG CARD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7">Name</text:p>
            <text:p text:style-name="P8">&lt;&lt;AnimalName&gt;&gt;</text:p>
          </table:table-cell>
          <table:covered-table-cell/>
          <table:table-cell table:style-name="Table1.C1" office:value-type="string">
            <text:h text:style-name="P9" text:outline-level="4">Ref No</text:h>
            <text:h text:style-name="P10" text:outline-level="4">&lt;&lt;ShortShelterCode&gt;&gt;</text:h>
          </table:table-cell>
        </table:table-row>
        <table:table-row table:style-name="Table1.2">
          <table:table-cell table:style-name="Table1.A2" office:value-type="string">
            <text:h text:style-name="P9" text:outline-level="4">Most Recent Date of Entry</text:h>
            <text:h text:style-name="P11" text:outline-level="4">&lt;&lt;MostRecentEntry&gt;&gt;</text:h>
          </table:table-cell>
          <table:table-cell table:style-name="Table1.A2" office:value-type="string">
            <text:p text:style-name="Standard"><text:span text:style-name="T1">Age on </text:span><text:span text:style-name="T1"><text:date style:data-style-name="N37" text:date-value="2006-09-12T14:48:13">12/09/06</text:date></text:span></text:p>
            <text:p text:style-name="P12">&lt;&lt;Age&gt;&gt;</text:p>
          </table:table-cell>
          <table:table-cell table:style-name="Table1.C2" office:value-type="string">
            <text:p text:style-name="P7">Sex</text:p>
            <text:p text:style-name="P12">&lt;&lt;Sex&gt;&gt;</text:p>
          </table:table-cell>
        </table:table-row>
        <table:table-row table:style-name="Table1.3">
          <table:table-cell table:style-name="Table1.C2" table:number-columns-spanned="3" office:value-type="string">
            <text:p text:style-name="P7">Comments</text:p>
            <text:p text:style-name="P13">&lt;&lt;AnimalComments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7">Reason for Entry</text:p>
            <text:p text:style-name="P14">&lt;&lt;ReasonForEntry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7">Colour</text:p>
            <text:p text:style-name="P15">&lt;&lt;BaseColorName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7">Distinguishing Features</text:p>
            <text:p text:style-name="P15">&lt;&lt;Markings&gt;&gt;</text:p>
          </table:table-cell>
          <table:covered-table-cell/>
          <table:covered-table-cell/>
        </table:table-row>
      </table:table>
      <text:p text:style-name="P16"/>
      <text:p text:style-name="P17">Please do not feed the dogs as many are on specific di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8pt" style:text-underline-style="solid" style:text-underline-width="auto" style:text-underline-color="font-color" style:font-size-asian="8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fo:font-size="10pt" fo:font-weight="bold" style:font-size-asian="10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1cm" fo:page-height="21.001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4.81cm" fo:page-height="21.0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SHEFFIELD BRANCH</dc:title>
    <meta:initial-creator>Unknown User</meta:initial-creator>
    <meta:creation-date>2001-09-24T14:28:00</meta:creation-date>
    <dc:date>2004-09-21T12:40:48</dc:date>
    <meta:print-date>2002-01-05T11:00:00</meta:print-date>
    <dc:language>en-US</dc:language>
    <meta:editing-cycles>19</meta:editing-cycles>
    <meta:editing-duration>PT1H14M1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75" meta:character-count="466"/>
  </office:meta>
</office:document-meta>
</file>